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vertical-align="middle" draw:auto-grow-height="false" fo:min-height="0.324cm" fo:min-width="4.2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ffb66c" draw:textarea-vertical-align="middle" draw:auto-grow-height="false" fo:min-height="0.324cm" fo:min-width="7.07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fill-color="#ffffff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ffa6a6" draw:textarea-vertical-align="middle" draw:auto-grow-height="false" fo:min-height="0.324cm" fo:min-width="0.6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23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93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9bcaff" draw:textarea-vertical-align="middle" draw:auto-grow-height="false" fo:min-height="0.324cm" fo:min-width="6.77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82ff6d" draw:textarea-vertical-align="middle" draw:auto-grow-height="false" fo:min-height="0.324cm" fo:min-width="0.6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77cm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cccccc" draw:textarea-vertical-align="middle" draw:auto-grow-height="false" fo:min-height="0.324cm" fo:min-width="0.65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ffde59" draw:textarea-vertical-align="middle" draw:auto-grow-height="false" fo:min-height="0.324cm" fo:min-width="3.075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729fcf" draw:textarea-vertical-align="middle" draw:auto-grow-height="false" fo:min-height="0.025cm" fo:min-width="0.6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6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9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1.55cm" fo:min-width="3.075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cm" svg:stroke-color="#000000" draw:fill="none" draw:fill-color="#ffffff" draw:textarea-vertical-align="middle" loext:decorative="false"/>
    </style:style>
    <style:style style:name="gr21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1.55cm" fo:min-width="6.875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25cm" svg:stroke-color="#000000" draw:marker-start-width="0.575cm" draw:marker-end-width="0.575cm" draw:fill="none" draw:fill-color="#ffffff" draw:textarea-vertical-align="middle" fo:padding-top="0.25cm" fo:padding-bottom="0.25cm" fo:padding-left="0.375cm" fo:padding-right="0.375cm" loext:decorative="false"/>
    </style:style>
    <style:style style:name="gr23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1.55cm" fo:min-width="6.8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loext:graphic-properties draw:fill="solid" draw:fill-color="#ffb66c"/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="solid" draw:fill-color="#ffa6a6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solid" draw:fill-color="#9bcaff"/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="solid" draw:fill-color="#82ff6d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loext:graphic-properties draw:fill="solid" draw:fill-color="#ffde59"/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loext:graphic-properties draw:fill="solid" draw:fill-color="#729fcf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3.20000004768372pt" style:font-size-asian="3.20000004768372pt" style:font-size-complex="3.20000004768372pt"/>
    </style:style>
    <style:style style:name="T3" style:family="text">
      <style:text-properties fo:font-size="2.90000009536743pt" style:font-size-asian="2.90000009536743pt" style:font-size-complex="2.90000009536743pt"/>
    </style:style>
    <style:style style:name="T4" style:family="text">
      <style:text-properties fo:font-size="5.40000009536743pt" style:font-size-asian="5.40000009536743pt" style:font-size-complex="5.40000009536743pt"/>
    </style:style>
    <style:style style:name="T5" style:family="text">
      <style:text-properties fo:font-size="3.59999990463257pt" style:font-size-asian="3.59999990463257pt" style:font-size-complex="3.59999990463257pt"/>
    </style:style>
    <style:style style:name="T6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75cm" svg:height="0.574cm" svg:x="6.8cm" svg:y="1.801cm">
          <text:p text:style-name="P1"><text:span text:style-name="T1">MSX SLOT#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0.574cm" svg:x="6.8cm" svg:y="2.701cm">
          <text:p text:style-name="P1"><text:span text:style-name="T1">MSX SLOT#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0.574cm" svg:x="3.975cm" svg:y="4cm">
          <text:p text:style-name="P1"><text:span text:style-name="T1">I/O Expand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175cm" svg:y1="3.274cm" svg:x2="9.175cm" svg:y2="4cm">
          <text:p/>
        </draw:line>
        <draw:line draw:style-name="gr3" draw:text-style-name="P4" draw:layer="layout" svg:x1="9.175cm" svg:y1="2.375cm" svg:x2="9.175cm" svg:y2="2.701cm">
          <text:p/>
        </draw:line>
        <draw:line draw:style-name="gr3" draw:text-style-name="P4" draw:layer="layout" svg:x1="9.175cm" svg:y1="4.574cm" svg:x2="9.175cm" svg:y2="5.3cm">
          <text:p/>
        </draw:line>
        <draw:line draw:style-name="gr4" draw:text-style-name="P4" draw:layer="layout" svg:x1="11.55cm" svg:y1="2.175cm" svg:x2="13.7cm" svg:y2="2.175cm">
          <text:p/>
        </draw:line>
        <draw:line draw:style-name="gr5" draw:text-style-name="P5" draw:layer="layout" svg:x1="13.7cm" svg:y1="2.175cm" svg:x2="13.7cm" svg:y2="4.001cm">
          <text:p/>
        </draw:line>
        <draw:line draw:style-name="gr4" draw:text-style-name="P4" draw:layer="layout" svg:x1="11.55cm" svg:y1="3.1cm" svg:x2="13.2cm" svg:y2="3.1cm">
          <text:p/>
        </draw:line>
        <draw:line draw:style-name="gr5" draw:text-style-name="P5" draw:layer="layout" svg:x1="13.2cm" svg:y1="3.1cm" svg:x2="13.2cm" svg:y2="4.001cm">
          <text:p/>
        </draw:line>
        <draw:frame draw:style-name="gr6" draw:text-style-name="P6" draw:layer="layout" svg:width="1.2cm" svg:height="0.489cm" svg:x="11.625cm" svg:y="1.8cm">
          <draw:text-box>
            <text:p><text:span text:style-name="T1">SNDIN</text:span></text:p>
          </draw:text-box>
        </draw:frame>
        <draw:frame draw:style-name="gr6" draw:text-style-name="P6" draw:layer="layout" svg:width="1.2cm" svg:height="0.489cm" svg:x="11.625cm" svg:y="2.725cm">
          <draw:text-box>
            <text:p><text:span text:style-name="T1">SNDIN</text:span></text:p>
          </draw:text-box>
        </draw:frame>
        <draw:custom-shape draw:style-name="gr7" draw:text-style-name="P7" draw:layer="layout" svg:width="1.15cm" svg:height="0.574cm" svg:x="12.875cm" svg:y="4.001cm">
          <text:p text:style-name="P1"><text:span text:style-name="T1">AD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0.675cm" svg:height="0.489cm" svg:x="12.725cm" svg:y="3.525cm">
          <draw:text-box>
            <text:p text:style-name="P8"><text:span text:style-name="T1">R</text:span></text:p>
          </draw:text-box>
        </draw:frame>
        <draw:frame draw:style-name="gr8" draw:text-style-name="P10" draw:layer="layout" svg:width="0.425cm" svg:height="0.489cm" svg:x="13.7cm" svg:y="3.525cm">
          <draw:text-box>
            <text:p text:style-name="P8"><text:span text:style-name="T1">L</text:span></text:p>
          </draw:text-box>
        </draw:frame>
        <draw:line draw:style-name="gr5" draw:text-style-name="P5" draw:layer="layout" svg:x1="13.425cm" svg:y1="4.574cm" svg:x2="13.425cm" svg:y2="5.475cm">
          <text:p/>
        </draw:line>
        <draw:frame draw:style-name="gr9" draw:text-style-name="P11" draw:layer="layout" svg:width="1.075cm" svg:height="0.743cm" svg:x="13.025cm" svg:y="4.7cm">
          <draw:text-box>
            <text:p text:style-name="P8"><text:span text:style-name="T1">I2S</text:span></text:p>
            <text:p text:style-name="P8"><text:span text:style-name="T2">2.3MHz</text:span></text:p>
          </draw:text-box>
        </draw:frame>
        <draw:custom-shape draw:style-name="gr10" draw:text-style-name="P12" draw:layer="layout" svg:width="7.275cm" svg:height="0.574cm" svg:x="6.775cm" svg:y="5.301cm">
          <text:p text:style-name="P1"><text:span text:style-name="T1">TangNano20K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15cm" svg:height="0.574cm" svg:x="6.775cm" svg:y="6.776cm">
          <text:p text:style-name="P1"><text:span text:style-name="T1">SerialSRAM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35cm" svg:y1="5.875cm" svg:x2="7.35cm" svg:y2="6.776cm">
          <text:p/>
        </draw:line>
        <draw:frame draw:style-name="gr12" draw:text-style-name="P11" draw:layer="layout" svg:width="1.275cm" svg:height="0.743cm" svg:x="7.125cm" svg:y="6cm">
          <draw:text-box>
            <text:p text:style-name="P8"><text:span text:style-name="T1">QPI</text:span></text:p>
            <text:p text:style-name="P8"><text:span text:style-name="T2">128.86362MHz</text:span></text:p>
          </draw:text-box>
        </draw:frame>
        <draw:custom-shape draw:style-name="gr13" draw:text-style-name="P2" draw:layer="layout" svg:width="1.15cm" svg:height="0.574cm" svg:x="8.753cm" svg:y="6.775cm">
          <text:p text:style-name="P1"><text:span text:style-name="T1">Clock</text:span></text:p>
          <text:p text:style-name="P1"><text:span text:style-name="T3">28.63636MHz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325cm" svg:y1="5.875cm" svg:x2="9.325cm" svg:y2="6.776cm">
          <text:p/>
        </draw:line>
        <draw:custom-shape draw:style-name="gr14" draw:text-style-name="P14" draw:layer="layout" svg:width="3.575cm" svg:height="0.574cm" svg:x="10.475cm" svg:y="6.775cm">
          <text:p text:style-name="P1"><text:span text:style-name="T4">STM32</text:span></text:p>
          <text:p text:style-name="P1"><text:span text:style-name="T5">G0B1CET6 <text:s/>64MHz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275cm" svg:y1="5.874cm" svg:x2="12.275cm" svg:y2="6.775cm">
          <text:p/>
        </draw:line>
        <draw:custom-shape draw:style-name="gr13" draw:text-style-name="P2" draw:layer="layout" svg:width="1.15cm" svg:height="0.574cm" svg:x="10.475cm" svg:y="8.251cm">
          <text:p text:style-name="P1"><text:span text:style-name="T4">USB</text:span></text:p>
          <text:p text:style-name="P1"><text:span text:style-name="T6">Keybo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5cm" svg:height="0.574cm" svg:x="11.7cm" svg:y="8.25cm">
          <text:p text:style-name="P1"><text:span text:style-name="T4">SD Car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05cm" svg:y1="7.349cm" svg:x2="11.05cm" svg:y2="8.25cm">
          <text:p/>
        </draw:line>
        <draw:line draw:style-name="gr5" draw:text-style-name="P5" draw:layer="layout" svg:x1="12.25cm" svg:y1="7.35cm" svg:x2="12.25cm" svg:y2="8.251cm">
          <text:p/>
        </draw:line>
        <draw:custom-shape draw:style-name="gr13" draw:text-style-name="P2" draw:layer="layout" svg:width="1.15cm" svg:height="0.574cm" svg:x="12.925cm" svg:y="8.25cm">
          <text:p text:style-name="P1"><text:span text:style-name="T4">LE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475cm" svg:y1="7.349cm" svg:x2="13.475cm" svg:y2="8.25cm">
          <text:p/>
        </draw:line>
        <draw:custom-shape draw:style-name="gr15" draw:text-style-name="P15" draw:layer="layout" svg:width="1.15cm" svg:height="0.275cm" svg:x="12.9cm" svg:y="5.6cm">
          <text:p text:style-name="P1"><text:span text:style-name="T1">HDMI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025cm" svg:y1="5.75cm" svg:x2="15.675cm" svg:y2="5.75cm">
          <text:p/>
        </draw:line>
        <draw:custom-shape draw:style-name="gr13" draw:text-style-name="P2" draw:layer="layout" svg:width="1.15cm" svg:height="0.574cm" svg:x="15.675cm" svg:y="5.3cm">
          <text:p text:style-name="P1"><text:span text:style-name="T4">Moni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5cm" svg:height="0.574cm" svg:x="5.225cm" svg:y="5.301cm">
          <text:p text:style-name="P1"><text:span text:style-name="T1">Joy</text:span></text:p>
          <text:p text:style-name="P1"><text:span text:style-name="T1">port#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797cm" svg:y1="4.574cm" svg:x2="5.797cm" svg:y2="5.302cm">
          <text:p/>
        </draw:line>
        <draw:custom-shape draw:style-name="gr13" draw:text-style-name="P2" draw:layer="layout" svg:width="1.15cm" svg:height="0.574cm" svg:x="3.975cm" svg:y="5.301cm">
          <text:p text:style-name="P1"><text:span text:style-name="T1">Joy</text:span></text:p>
          <text:p text:style-name="P1"><text:span text:style-name="T1">port#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547cm" svg:y1="4.574cm" svg:x2="4.547cm" svg:y2="5.302cm">
          <text:p/>
        </draw:line>
        <draw:frame draw:style-name="gr12" draw:text-style-name="P11" draw:layer="layout" svg:width="1.275cm" svg:height="0.727cm" svg:x="11.975cm" svg:y="5.998cm">
          <draw:text-box>
            <text:p text:style-name="P8"><text:span text:style-name="T1">SPI</text:span></text:p>
            <text:p text:style-name="P8"><text:span text:style-name="T2">28.63636MHz</text:span></text:p>
          </draw:text-box>
        </draw:frame>
        <draw:frame draw:style-name="gr12" draw:text-style-name="P11" draw:layer="layout" svg:width="1.275cm" svg:height="0.727cm" svg:x="8.95cm" svg:y="4.625cm">
          <draw:text-box>
            <text:p text:style-name="P8"><text:span text:style-name="T1">Local</text:span></text:p>
            <text:p text:style-name="P8"><text:span text:style-name="T2">28.63636MHz</text:span></text:p>
          </draw:text-box>
        </draw:frame>
        <draw:frame draw:style-name="gr16" draw:text-style-name="P11" draw:layer="layout" svg:width="1.7cm" svg:height="0.727cm" svg:x="11.65cm" svg:y="7.45cm">
          <draw:text-box>
            <text:p text:style-name="P8"><text:span text:style-name="T1">SPI</text:span></text:p>
          </draw:text-box>
        </draw:frame>
        <draw:frame draw:style-name="gr16" draw:text-style-name="P11" draw:layer="layout" svg:width="1.7cm" svg:height="0.727cm" svg:x="13cm" svg:y="7.448cm">
          <draw:text-box>
            <text:p text:style-name="P8"><text:span text:style-name="T1">GPIO</text:span></text:p>
          </draw:text-box>
        </draw:frame>
        <draw:frame draw:style-name="gr16" draw:text-style-name="P11" draw:layer="layout" svg:width="1.7cm" svg:height="0.727cm" svg:x="10.425cm" svg:y="7.448cm">
          <draw:text-box>
            <text:p text:style-name="P8"><text:span text:style-name="T1">USB</text:span></text:p>
          </draw:text-box>
        </draw:frame>
        <draw:frame draw:style-name="gr17" draw:text-style-name="P11" draw:layer="layout" svg:width="1.7cm" svg:height="1.219cm" svg:x="12.675cm" svg:y="8.75cm">
          <draw:text-box>
            <text:p text:style-name="P8"><text:span text:style-name="T1">POWER</text:span></text:p>
            <text:p text:style-name="P8"><text:span text:style-name="T1">KANA</text:span></text:p>
            <text:p text:style-name="P8"><text:span text:style-name="T1">CAPS</text:span></text:p>
            <text:p text:style-name="P8"><text:span text:style-name="T1">高速</text:span></text:p>
          </draw:text-box>
        </draw:frame>
        <draw:frame draw:style-name="gr18" draw:text-style-name="P16" draw:layer="layout" svg:width="5.075cm" svg:height="2cm" svg:x="1.2cm" svg:y="1.425cm">
          <draw:text-box>
            <text:p>全体構成</text:p>
          </draw:text-box>
        </draw:frame>
      </draw:page>
      <draw:page draw:name="page2" draw:style-name="dp1" draw:master-page-name="標準">
        <draw:frame draw:style-name="gr18" draw:text-style-name="P16" draw:layer="layout" svg:width="5.075cm" svg:height="2cm" svg:x="1.201cm" svg:y="1.425cm">
          <draw:text-box>
            <text:p>FPGA内</text:p>
          </draw:text-box>
        </draw:frame>
        <draw:custom-shape draw:style-name="gr19" draw:text-style-name="P17" draw:layer="layout" svg:width="3.575cm" svg:height="1.8cm" svg:x="2.425cm" svg:y="2.8cm">
          <text:p text:style-name="P1"><text:span text:style-name="T1">tz80 (Z80 Compatible)</text:span></text:p>
          <text:p text:style-name="P1"><text:span text:style-name="T1">3.579545MHz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575cm" svg:height="1.8cm" svg:x="6.2cm" svg:y="2.8cm">
          <text:p text:style-name="P1"><text:span text:style-name="T1">tz80 (R800 Compatible)</text:span></text:p>
          <text:p text:style-name="P1"><text:span text:style-name="T1">42.95454MHz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4.2cm" svg:y1="4.6cm" svg:x2="4.2cm" svg:y2="5.3cm">
          <text:p/>
        </draw:line>
        <draw:line draw:style-name="gr20" draw:text-style-name="P5" draw:layer="layout" svg:x1="7.9cm" svg:y1="4.6cm" svg:x2="7.9cm" svg:y2="5.3cm">
          <text:p/>
        </draw:line>
        <draw:custom-shape draw:style-name="gr21" draw:text-style-name="P17" draw:layer="layout" svg:width="7.375cm" svg:height="1.8cm" svg:x="2.4cm" svg:y="5.3cm">
          <text:p text:style-name="P1"><text:span text:style-name="T1">S1990</text:span><text:span text:style-name="T1">相当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6.1cm" svg:y1="7.1cm" svg:x2="6.1cm" svg:y2="7.8cm">
          <text:p/>
        </draw:line>
        <draw:line draw:style-name="gr22" draw:text-style-name="P5" draw:layer="layout" svg:x1="2.375cm" svg:y1="7.8cm" svg:x2="21cm" svg:y2="7.8cm">
          <text:p/>
        </draw:line>
        <draw:custom-shape draw:style-name="gr19" draw:text-style-name="P17" draw:layer="layout" svg:width="3.575cm" svg:height="1.8cm" svg:x="10cm" svg:y="5.3cm">
          <text:p text:style-name="P1"><text:span text:style-name="T1">SSG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1.7cm" svg:y1="7.1cm" svg:x2="11.7cm" svg:y2="7.8cm">
          <text:p/>
        </draw:line>
        <draw:custom-shape draw:style-name="gr19" draw:text-style-name="P17" draw:layer="layout" svg:width="3.575cm" svg:height="1.8cm" svg:x="13.775cm" svg:y="5.3cm">
          <text:p text:style-name="P1"><text:span text:style-name="T1">OPLL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5.475cm" svg:y1="7.1cm" svg:x2="15.475cm" svg:y2="7.8cm">
          <text:p/>
        </draw:line>
        <draw:custom-shape draw:style-name="gr19" draw:text-style-name="P17" draw:layer="layout" svg:width="3.575cm" svg:height="1.8cm" svg:x="17.525cm" svg:y="5.3cm">
          <text:p text:style-name="P1"><text:span text:style-name="T1">MSX SLOT I/F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9.275cm" svg:y1="7.1cm" svg:x2="19.275cm" svg:y2="7.8cm">
          <text:p/>
        </draw:line>
        <draw:custom-shape draw:style-name="gr19" draw:text-style-name="P17" draw:layer="layout" svg:width="3.575cm" svg:height="1.8cm" svg:x="2.4cm" svg:y="8.575cm">
          <text:p text:style-name="P1"><text:span text:style-name="T1">MapperRAM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4.2cm" svg:y1="7.875cm" svg:x2="4.2cm" svg:y2="8.575cm">
          <text:p/>
        </draw:line>
        <draw:custom-shape draw:style-name="gr19" draw:text-style-name="P17" draw:layer="layout" svg:width="3.575cm" svg:height="1.8cm" svg:x="6.125cm" svg:y="8.575cm">
          <text:p text:style-name="P1"><text:span text:style-name="T1">ROM Emulator</text:span></text:p>
          <text:p text:style-name="P1"><text:span text:style-name="T1">BIOS/SLOT#1/#2/</text:span><text:span text:style-name="T1">漢字</text:span><text:span text:style-name="T1">ROM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7.925cm" svg:y1="7.875cm" svg:x2="7.925cm" svg:y2="8.575cm">
          <text:p/>
        </draw:line>
        <draw:custom-shape draw:style-name="gr19" draw:text-style-name="P17" draw:layer="layout" svg:width="3.575cm" svg:height="1.8cm" svg:x="9.9cm" svg:y="8.575cm">
          <text:p text:style-name="P1"><text:span text:style-name="T1">PPI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1.7cm" svg:y1="7.875cm" svg:x2="11.7cm" svg:y2="8.575cm">
          <text:p/>
        </draw:line>
        <draw:custom-shape draw:style-name="gr23" draw:text-style-name="P17" draw:layer="layout" svg:width="7.3cm" svg:height="1.8cm" svg:x="2.4cm" svg:y="11.075cm">
          <text:p text:style-name="P1"><text:span text:style-name="T1">SDRAM Controller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4.2cm" svg:y1="10.375cm" svg:x2="4.2cm" svg:y2="11.075cm">
          <text:p/>
        </draw:line>
        <draw:line draw:style-name="gr20" draw:text-style-name="P5" draw:layer="layout" svg:x1="7.925cm" svg:y1="10.375cm" svg:x2="7.925cm" svg:y2="11.075cm">
          <text:p/>
        </draw:line>
        <draw:custom-shape draw:style-name="gr19" draw:text-style-name="P17" draw:layer="layout" svg:width="3.575cm" svg:height="1.8cm" svg:x="4.225cm" svg:y="13.575cm">
          <text:p text:style-name="P1"><text:span text:style-name="T1">SDRAM 8MB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6.025cm" svg:y1="12.875cm" svg:x2="6.025cm" svg:y2="13.575cm">
          <text:p/>
        </draw:line>
        <draw:custom-shape draw:style-name="gr23" draw:text-style-name="P17" draw:layer="layout" svg:width="7.3cm" svg:height="1.8cm" svg:x="10.05cm" svg:y="2.8cm">
          <text:p text:style-name="P1"><text:span text:style-name="T1">Sound Mixser and I2S out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1.725cm" svg:y1="4.6cm" svg:x2="11.725cm" svg:y2="5.3cm">
          <text:p/>
        </draw:line>
        <draw:line draw:style-name="gr20" draw:text-style-name="P5" draw:layer="layout" svg:x1="15.5cm" svg:y1="4.6cm" svg:x2="15.5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3T19:50:31.187359200</meta:creation-date>
    <dc:date>2026-03-05T07:05:52.899302300</dc:date>
    <meta:editing-duration>PT46M4S</meta:editing-duration>
    <meta:editing-cycles>2</meta:editing-cycles>
    <meta:generator>LibreOffice/25.8.4.2$Windows_X86_64 LibreOffice_project/290daaa01b999472f0c7a3890eb6a550fd74c6df</meta:generator>
    <meta:document-statistic meta:object-count="73"/>
  </office:meta>
</office:document-meta>
</file>